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5bdae" officeooo:paragraph-rsid="0005bdae"/>
    </style:style>
    <style:style style:name="T1" style:family="text">
      <style:text-properties officeooo:rsid="0006c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0215</text:p>
      <text:p text:style-name="P1"/>
      <text:p text:style-name="P1">### code review</text:p>
      <text:p text:style-name="P1"/>
      <text:p text:style-name="P1">* typeof (ABC) (x) → typeof ABC</text:p>
      <text:p text:style-name="P1"/>
      <text:p text:style-name="P1">* <text:span text:style-name="T1">docker image에 version 명시하는 것이 좋음.</text:span></text:p>
      <text:p text:style-name="P1"/>
      <text:p text:style-name="P1">* 작성 <text:span text:style-name="T1">file 끝에 new line 넣어주기 </text:span><text:a xlink:type="simple" xlink:href="https://minz.dev/19" text:style-name="Internet_20_link" text:visited-style-name="Visited_20_Internet_20_Link"><text:span text:style-name="T1">https://minz.dev/19</text:span></text:a><text:span text:style-name="T1"> → cat 관련 문제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3:38:24.713198194</meta:creation-date>
    <meta:generator>LibreOffice/6.0.7.3$Linux_X86_64 LibreOffice_project/00m0$Build-3</meta:generator>
    <dc:date>2021-02-15T13:41:17.430247348</dc:date>
    <meta:editing-duration>PT2M53S</meta:editing-duration>
    <meta:editing-cycles>2</meta:editing-cycles>
    <meta:document-statistic meta:table-count="0" meta:image-count="0" meta:object-count="0" meta:page-count="1" meta:paragraph-count="5" meta:word-count="44" meta:character-count="145" meta:non-whitespace-character-count="120"/>
  </office:meta>
</office:document-meta>
</file>